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7602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_simple_2" table:style-name="ta1">
        <table:shapes>
          <draw:frame draw:z-index="0" draw:name="Chart 1" draw:style-name="gr1" svg:width="9.3697in" svg:height="5.3646in" svg:x="0.5492in" svg:y="1.8496in">
            <draw:object draw:notify-on-update-of-ranges="str_simple_2.B2:str_simple_2.B8 str_simple_2.C1:str_simple_2.C1 str_simple_2.C2:str_simple_2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9.761in" svg:height="6.5437in" svg:x="10.05in" svg:y="1.7799in">
            <draw:object draw:notify-on-update-of-ranges="str_simple_2.B2:str_simple_2.B7 str_simple_2.B2:str_simple_2.B7 str_simple_2.C1:str_simple_2.C1 str_simple_2.C2:str_simple_2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8.7346in" svg:height="4.4634in" svg:x="1.0787in" svg:y="7.3787in">
            <draw:object draw:notify-on-update-of-ranges="str_simple_2.B7:str_simple_2.B8 str_simple_2.C7:str_simple_2.C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AI = 2.000000 <text:s text:c="3"/>GFLOPs/s = 9.914045 <text:s text:c="3"/>time = 1.61387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GFLOPs/s</text:p>
          </table:table-cell>
          <table:table-cell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 spent all this time calculating 5.09223e+06</text:p>
          </table:table-cell>
          <table:table-cell office:value-type="float" office:value="0.125" calcext:value-type="float">
            <text:p>0.125</text:p>
          </table:table-cell>
          <table:table-cell office:value-type="float" office:value="2.212042" calcext:value-type="float">
            <text:p>2.212042</text:p>
          </table:table-cell>
          <table:table-cell office:value-type="float" office:value="0.452071" calcext:value-type="float">
            <text:p>0.45207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.311349" calcext:value-type="float">
            <text:p>1.311349</text:p>
          </table:table-cell>
          <table:table-cell office:value-type="float" office:value="1.525417" calcext:value-type="float">
            <text:p>1.5254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257656" calcext:value-type="float">
            <text:p>2.257656</text:p>
          </table:table-cell>
          <table:table-cell office:value-type="float" office:value="1.771749" calcext:value-type="float">
            <text:p>1.77174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749812" calcext:value-type="float">
            <text:p>3.749812</text:p>
          </table:table-cell>
          <table:table-cell office:value-type="float" office:value="2.13344" calcext:value-type="float">
            <text:p>2.1334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914045" calcext:value-type="float">
            <text:p>9.914045</text:p>
          </table:table-cell>
          <table:table-cell office:value-type="float" office:value="1613872" calcext:value-type="float">
            <text:p>161387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.089925" calcext:value-type="float">
            <text:p>19.089925</text:p>
          </table:table-cell>
          <table:table-cell office:value-type="float" office:value="1.676277" calcext:value-type="float">
            <text:p>1.67627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.844447" calcext:value-type="float">
            <text:p>20.844447</text:p>
          </table:table-cell>
          <table:table-cell office:value-type="float" office:value="3.070362" calcext:value-type="float">
            <text:p>3.070362</text:p>
          </table:table-cell>
          <table:table-cell table:number-columns-repeated="16380"/>
        </table:table-row>
        <table:table-row table:style-name="ro1" table:number-rows-repeated="31">
          <table:table-cell table:number-columns-repeated="16384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7:35:53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5-01-26T17:40:57.169000000</dc:date>
    <meta:editing-cycles>3</meta:editing-cycles>
    <meta:editing-duration>PT31M22S</meta:editing-duration>
    <meta:document-statistic meta:table-count="1" meta:cell-count="2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'Aptos Narrow'" fo:font-size="10.0000801086426pt" fo:font-weight="bold" style:font-size-asian="10.0000801086426pt" style:font-weight-asian="bold" style:font-size-complex="10.000080108642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'Aptos Narrow'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35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47cm" chart:symbol-height="0.247cm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8cm" svg:height="13.627cm" xlink:href=".." xlink:type="simple" chart:class="chart:scatter" chart:style-name="ch1">
        <chart:title svg:x="10.703cm" svg:y="0.407cm" chart:style-name="ch2">
          <text:p>GFLOPs/s vs AI</text:p>
        </chart:title>
        <chart:legend chart:legend-position="end" svg:x="21.648cm" svg:y="6.5cm" style:legend-expansion="high" chart:style-name="ch3"/>
        <chart:plot-area chart:style-name="ch4" table:cell-range-address="str_simple_2.B2:str_simple_2.C8 str_simple_2.C1:str_simple_2.C1" chart:data-source-has-labels="row" svg:x="1.563cm" svg:y="1.316cm" svg:width="19.609cm" svg:height="10.982cm">
          <chart:coordinate-region svg:x="2.153cm" svg:y="1.529cm" svg:width="18.933cm" svg:height="10.095cm"/>
          <chart:axis chart:dimension="x" chart:name="primary-x" chart:style-name="ch5">
            <chart:title svg:x="11.155cm" svg:y="12.57cm" chart:style-name="ch2">
              <text:p>AI</text:p>
            </chart:title>
          </chart:axis>
          <chart:axis chart:dimension="y" chart:name="primary-y" chart:style-name="ch6">
            <chart:title svg:x="0.451cm" svg:y="7.506cm" chart:style-name="ch7">
              <text:p>GLOPs/s</text:p>
            </chart:title>
            <chart:grid chart:style-name="ch8" chart:class="major"/>
          </chart:axis>
          <chart:series chart:style-name="ch9" chart:values-cell-range-address="str_simple_2.C2:str_simple_2.C8" chart:label-cell-address="str_simple_2.C1:str_simple_2.C1" chart:class="chart:scatter">
            <chart:domain table:cell-range-address="str_simple_2.B2:str_simple_2.B8"/>
            <chart:data-point chart:repeated="4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FLOPs/s</text:p>
                <draw:g>
                  <svg:desc>str_simple_2.C1:str_simple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tr_simple_2.B2:str_simple_2.B8</svg:desc>
                </draw:g>
              </table:table-cell>
              <table:table-cell office:value-type="float" office:value="2.212042">
                <text:p>2.212042</text:p>
                <draw:g>
                  <svg:desc>str_simple_2.C2:str_simple_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311349">
                <text:p>1.311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257656">
                <text:p>2.257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749812">
                <text:p>3.74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.914045">
                <text:p>9.914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9.089925">
                <text:p>19.089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.844447">
                <text:p>20.844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'Aptos Narrow'" fo:font-size="10.0000801086426pt" fo:font-weight="bold" style:font-size-asian="10.0000801086426pt" style:font-weight-asian="bold" style:font-size-complex="10.000080108642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'Aptos Narrow'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35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99ccff"/>
    </style:style>
    <style:style style:name="ch11" style:family="chart">
      <style:chart-properties chart:solid-type="cuboid" chart:symbol-type="named-symbol" chart:symbol-name="square" chart:symbol-width="0.247cm" chart:symbol-height="0.247cm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794cm" svg:height="16.622cm" xlink:href=".." xlink:type="simple" chart:class="chart:scatter" chart:column-mapping="0" chart:style-name="ch1">
        <chart:title svg:x="10.163cm" svg:y="0.467cm" chart:style-name="ch2">
          <text:p>GFLOPs/s vs AI (0.125 to 4 AI)</text:p>
        </chart:title>
        <chart:legend chart:legend-position="end" svg:x="20.91cm" svg:y="7.736cm" style:legend-expansion="high" chart:style-name="ch3"/>
        <chart:plot-area chart:style-name="ch4" table:cell-range-address="str_simple_2.B1:str_simple_2.C7" chart:data-source-has-labels="both" svg:x="1.582cm" svg:y="1.436cm" svg:width="18.833cm" svg:height="13.797cm">
          <chart:coordinate-region svg:x="2.172cm" svg:y="1.649cm" svg:width="18.03cm" svg:height="12.91cm"/>
          <chart:axis chart:dimension="x" chart:name="primary-x" chart:style-name="ch5" chartooo:axis-type="auto">
            <chart:title svg:x="10.786cm" svg:y="15.565cm" chart:style-name="ch2">
              <text:p>AI</text:p>
            </chart:title>
            <chart:categories table:cell-range-address="str_simple_2.B2:str_simple_2.B7"/>
          </chart:axis>
          <chart:axis chart:dimension="y" chart:name="primary-y" chart:style-name="ch6">
            <chart:title svg:x="0.451cm" svg:y="9.033cm" chart:style-name="ch7">
              <text:p>GLOPs/s</text:p>
            </chart:title>
            <chart:grid chart:style-name="ch8" chart:class="major"/>
          </chart:axis>
          <chart:series chart:style-name="ch9" chart:values-cell-range-address="str_simple_2.C2:str_simple_2.C7" chart:label-cell-address="str_simple_2.C1:str_simple_2.C1" chart:class="chart:scatter">
            <chart:domain table:cell-range-address="str_simple_2.B2:str_simple_2.B7"/>
            <chart:regression-curve chart:style-name="ch10">
              <chart:equation chart:display-equation="true" chart:display-r-square="false"/>
            </chart:regression-curve>
            <chart:data-point chart:repeated="3"/>
            <chart:data-point chart:style-name="ch11" chart:repeated="2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FLOPs/s</text:p>
                <draw:g>
                  <svg:desc>str_simple_2.C1:str_simple_2.C1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.125</text:p>
                <draw:g>
                  <svg:desc>str_simple_2.B2:str_simple_2.B7</svg:desc>
                </draw:g>
              </table:table-cell>
              <table:table-cell office:value-type="float" office:value="0.125">
                <text:p>0.125</text:p>
                <draw:g>
                  <svg:desc>str_simple_2.B2:str_simple_2.B7</svg:desc>
                </draw:g>
              </table:table-cell>
              <table:table-cell office:value-type="float" office:value="2.212042">
                <text:p>2.212042</text:p>
                <draw:g>
                  <svg:desc>str_simple_2.C2:str_simple_2.C7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311349">
                <text:p>1.3113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.257656">
                <text:p>2.25765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49812">
                <text:p>3.7498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914045">
                <text:p>9.914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089925">
                <text:p>19.089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87cm" svg:height="11.338cm" xlink:href=".." xlink:type="simple" chart:class="chart:scatter" chart:style-name="ch1">
        <chart:title svg:x="8.184cm" svg:y="0.362cm" chart:style-name="ch2">
          <text:p>GFLOPs/s vs AI (4.0 to 8.0)</text:p>
        </chart:title>
        <chart:legend chart:legend-position="end" svg:x="17.943cm" svg:y="5.115cm" style:legend-expansion="high" chart:style-name="ch3"/>
        <chart:plot-area chart:style-name="ch4" table:cell-range-address="str_simple_2.B7:str_simple_2.C8" svg:x="0.443cm" svg:y="1.393cm" svg:width="17.057cm" svg:height="9.719cm">
          <chart:coordinate-region svg:x="1.371cm" svg:y="1.595cm" svg:width="15.884cm" svg:height="8.8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tr_simple_2.C7:str_simple_2.C8" chart:class="chart:scatter">
            <chart:domain table:cell-range-address="str_simple_2.B7:str_simple_2.B8"/>
            <chart:regression-curve chart:style-name="ch9">
              <chart:equation chart:display-equation="true" chart:display-r-square="false"/>
            </chart:regression-curve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tr_simple_2.B7:str_simple_2.B8</svg:desc>
                </draw:g>
              </table:table-cell>
              <table:table-cell office:value-type="float" office:value="19.089925">
                <text:p>19.089925</text:p>
                <draw:g>
                  <svg:desc>str_simple_2.C7:str_simple_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0.844447">
                <text:p>20.844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